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weight="bold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fo:font-weight="bold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fo:font-weight="bold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text-properties fo:font-weight="bold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Architekturmuster: MVVM (Model-View-ViewModel)</text:h>
      <text:p text:style-name="Text_20_body">Dies ist das Herzstück Ihrer Anwendung.</text:p>
      <text:list text:style-name="L1">
        <text:list-item>
          <text:p text:style-name="P1"><text:span text:style-name="T1">Was ist das?</text:span> Eine strikte Trennung des Codes in drei Schichten.</text:p>
          <text:list>
            <text:list-item>
              <text:p text:style-name="P1"><text:span text:style-name="T1">View (Das Gesicht):</text:span> Nur XAML. Weiß <text:span text:style-name="T2">wie</text:span> es aussieht, aber nicht <text:span text:style-name="T2">was</text:span> passiert. (z.B. <text:span text:style-name="Source_20_Text">LoginWindow.xaml</text:span>)</text:p>
            </text:list-item>
            <text:list-item>
              <text:p text:style-name="P1"><text:span text:style-name="T1">ViewModel (Das Gehirn):</text:span> C#-Klasse. Enthält die Logik (z.B. "Prüfe Passwort"), kennt aber keine Textboxen oder Farben. (z.B. <text:span text:style-name="Source_20_Text">LoginViewModel.cs</text:span>)</text:p>
            </text:list-item>
            <text:list-item>
              <text:p text:style-name="P1"><text:span text:style-name="T1">Model (Die Daten):</text:span> Reine Datencontainer ohne Logik. (z.B. <text:span text:style-name="Source_20_Text">Teilnehmer.cs</text:span>)</text:p>
            </text:list-item>
          </text:list>
        </text:list-item>
        <text:list-item>
          <text:p text:style-name="P2">Warum haben wir das genutzt?</text:p>
          <text:list>
            <text:list-item>
              <text:p text:style-name="P1"><text:span text:style-name="T1">Vermeidung von Spaghetti-Code:</text:span> Erinnern Sie sich an den <text:span text:style-name="Source_20_Text">btn_Click</text:span> im alten Login? Er hat alles gemacht: UI lesen, DB fragen, Fenster schließen. Das wird bei großen Apps unwartbar.</text:p>
            </text:list-item>
            <text:list-item>
              <text:p text:style-name="P1"><text:span text:style-name="T1">Arbeitsteilung:</text:span> Ein Designer kann im XAML arbeiten (Farben ändern), während Sie im C# die Logik schreiben, ohne sich gegenseitig zu stören.</text:p>
            </text:list-item>
            <text:list-item>
              <text:p text:style-name="P1"><text:span text:style-name="T1">Testbarkeit:</text:span> Wir können das <text:span text:style-name="Source_20_Text">LoginViewModel</text:span> testen, ohne jemals ein Fenster zu öffnen.</text:p>
            </text:list-item>
          </text:list>
        </text:list-item>
      </text:list>
      <text:h text:style-name="Heading_20_3" text:outline-level="3">2. Entwurfsmuster: Repository Pattern</text:h>
      <text:list text:style-name="L2">
        <text:list-item>
          <text:p text:style-name="P3"><text:span text:style-name="T1">Was ist das?</text:span> Eine Zwischenschicht zwischen der App und der Datenquelle. Die App spricht nie direkt SQL.</text:p>
          <text:list>
            <text:list-item>
              <text:p text:style-name="P3"><text:span text:style-name="T2">Schlecht:</text:span> <text:span text:style-name="Source_20_Text">ViewModel</text:span> -&gt; <text:span text:style-name="Source_20_Text">SQL Befehl</text:span> -&gt; <text:span text:style-name="Source_20_Text">Datenbank</text:span></text:p>
            </text:list-item>
            <text:list-item>
              <text:p text:style-name="P3"><text:span text:style-name="T2">Gut:</text:span> <text:span text:style-name="Source_20_Text">ViewModel</text:span> -&gt; <text:span text:style-name="Source_20_Text">Repository.GetAlleFirmen()</text:span> -&gt; <text:span text:style-name="Source_20_Text">Datenbank</text:span></text:p>
            </text:list-item>
          </text:list>
        </text:list-item>
        <text:list-item>
          <text:p text:style-name="P4">Warum haben wir das genutzt?</text:p>
          <text:list>
            <text:list-item>
              <text:p text:style-name="P3"><text:span text:style-name="T1">Sicherheit:</text:span> Passwörter und SQL-Befehle liegen zentral an einem Ort (<text:span text:style-name="Source_20_Text">Repositories</text:span>-Ordner), nicht verstreut im ganzen Code.</text:p>
            </text:list-item>
            <text:list-item>
              <text:p text:style-name="P3"><text:span text:style-name="T1">Flexibilität:</text:span> Das war Ihre Frage vorhin ("Was ist mit der Web API?"). Weil das ViewModel nur <text:span text:style-name="Source_20_Text">GetAlleFirmen()</text:span> ruft, ist es ihm egal, ob das Repository SQL benutzt oder eine Web-API anfragt. Wir können die Datenquelle austauschen, ohne die App neu zu programmieren.</text:p>
            </text:list-item>
          </text:list>
        </text:list-item>
      </text:list>
      <text:h text:style-name="Heading_20_3" text:outline-level="3">3. Entwurfsmuster: Singleton Pattern</text:h>
      <text:list text:style-name="L3">
        <text:list-item>
          <text:p text:style-name="P5"><text:span text:style-name="T1">Was ist das?</text:span> Eine Klasse, die so gebaut ist, dass es von ihr <text:span text:style-name="T1">immer nur genau eine Instanz</text:span> ("ein Original") geben kann. Man kann sie nicht mit <text:span text:style-name="Source_20_Text">new</text:span> beliebig oft erstellen.</text:p>
        </text:list-item>
        <text:list-item>
          <text:p text:style-name="P6">Wo haben wir das genutzt?</text:p>
          <text:list>
            <text:list-item>
              <text:p text:style-name="P5"><text:span text:style-name="Source_20_Text">AktiveSitzung.Instance</text:span>: Es darf nur <text:span text:style-name="T1">einen</text:span> angemeldeten Benutzer geben. Es wäre fatal, wenn Fenster A einen anderen User hat als Fenster B.</text:p>
            </text:list-item>
            <text:list-item>
              <text:p text:style-name="P5"><text:soft-page-break/><text:span text:style-name="Source_20_Text">LanguageService.Instance</text:span>: Die Sprache muss für die ganze App gelten.</text:p>
            </text:list-item>
          </text:list>
        </text:list-item>
      </text:list>
      <text:h text:style-name="Heading_20_3" text:outline-level="3">4. Prinzip: KISS (Keep It Simple, Stupid)</text:h>
      <text:list text:style-name="L4">
        <text:list-item>
          <text:p text:style-name="P7"><text:span text:style-name="T1">Was ist das?</text:span> Wähle immer die einfachste Lösung, die das Problem löst. Vermeide "Over-Engineering".</text:p>
        </text:list-item>
        <text:list-item>
          <text:p text:style-name="P8">Wo haben wir das eingehalten?</text:p>
          <text:list>
            <text:list-item>
              <text:p text:style-name="P7"><text:span text:style-name="T1">Navigation:</text:span> Statt ein komplexes Routing-Framework zu installieren, haben wir im <text:span text:style-name="Source_20_Text">MainWindowViewModel</text:span> einfach eine Eigenschaft <text:span text:style-name="Source_20_Text">AktuellesViewModel</text:span> genutzt und tauschen diese aus. Simpel, verständlich, funktioniert.</text:p>
            </text:list-item>
            <text:list-item>
              <text:p text:style-name="P7"><text:span text:style-name="T1">Dependency Injection:</text:span> Wir nutzen keine schweren Frameworks (wie Autofac), sondern übergeben Abhängigkeiten einfach im Konstruktor (<text:span text:style-name="Source_20_Text">new FirmaAnlegenViewModel(this)</text:span>).</text:p>
            </text:list-item>
          </text:list>
        </text:list-item>
      </text:list>
      <text:h text:style-name="Heading_20_3" text:outline-level="3">5. Prinzip: SOLID (Das "S" - Single Responsibility)</text:h>
      <text:list text:style-name="L5">
        <text:list-item>
          <text:p text:style-name="P9"><text:span text:style-name="T1">Was ist das?</text:span> Jede Klasse (und Methode) sollte nur <text:span text:style-name="T1">einen einzigen Grund</text:span> haben, sich zu ändern. Sie ist nur für <text:span text:style-name="T1">eine</text:span> Sache zuständig.</text:p>
        </text:list-item>
        <text:list-item>
          <text:p text:style-name="P10">Wo haben wir das eingehalten?</text:p>
          <text:list>
            <text:list-item>
              <text:p text:style-name="P9"><text:span text:style-name="Source_20_Text">AuthenticationService.cs</text:span>: Kümmert sich <text:span text:style-name="T1">nur</text:span> um Login/Passwort-Prüfung. Er speichert keine User (das macht <text:span text:style-name="Source_20_Text">AktiveSitzung</text:span>) und zeigt keine Fenster (das macht <text:span text:style-name="Source_20_Text">LoginViewModel</text:span>).</text:p>
            </text:list-item>
            <text:list-item>
              <text:p text:style-name="P9"><text:span text:style-name="Source_20_Text">BasisStyles.xaml</text:span>: Enthält <text:span text:style-name="T1">nur</text:span> das Aussehen. Wenn wir die Farbe ändern wollen, müssen wir nicht in den View-Dateien suche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2T16:09:32.957833900</meta:creation-date>
    <dc:date>2025-11-22T19:39:29.839091000</dc:date>
    <meta:editing-duration>PT3H19M42S</meta:editing-duration>
    <meta:editing-cycles>1</meta:editing-cycles>
    <meta:document-statistic meta:table-count="0" meta:image-count="0" meta:object-count="0" meta:page-count="2" meta:paragraph-count="32" meta:word-count="461" meta:character-count="3066" meta:non-whitespace-character-count="2663"/>
    <meta:generator>LibreOffice/25.2.6.2$Windows_X86_64 LibreOffice_project/729c5bfe710f5eb71ed3bbde9e06a6065e9c6c5d</meta:generator>
  </office:meta>
</office:document-meta>
</file>